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d715b" officeooo:paragraph-rsid="000d715b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ee6cb" officeooo:paragraph-rsid="000ee6cb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fb988" officeooo:paragraph-rsid="000fb988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fdb43" officeooo:paragraph-rsid="000fdb43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02c65" officeooo:paragraph-rsid="00102c65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1fb97" officeooo:paragraph-rsid="0011fb97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2d715" officeooo:paragraph-rsid="0012d715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2df7f" officeooo:paragraph-rsid="0012df7f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34ac5" officeooo:paragraph-rsid="00134ac5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3cd34" officeooo:paragraph-rsid="0013cd3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3fb09" officeooo:paragraph-rsid="0013fb09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1519d5" officeooo:paragraph-rsid="001519d5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61a29" officeooo:paragraph-rsid="00161a29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17527d" officeooo:paragraph-rsid="0017527d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1810c7" officeooo:paragraph-rsid="0017527d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fe84c" officeooo:paragraph-rsid="001fe84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0d715b" officeooo:paragraph-rsid="000d715b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paragraph-rsid="0018bfd1"/>
    </style:style>
    <style:style style:name="P19" style:family="paragraph" style:parent-style-name="Standard">
      <style:text-properties officeooo:rsid="001b26f3" officeooo:paragraph-rsid="001b26f3"/>
    </style:style>
    <style:style style:name="P20" style:family="paragraph" style:parent-style-name="Standard">
      <style:text-properties officeooo:rsid="001c646c" officeooo:paragraph-rsid="001c646c"/>
    </style:style>
    <style:style style:name="P21" style:family="paragraph" style:parent-style-name="Standard">
      <style:text-properties officeooo:paragraph-rsid="001b26f3"/>
    </style:style>
    <style:style style:name="P22" style:family="paragraph" style:parent-style-name="Standard">
      <style:text-properties fo:font-weight="normal" officeooo:rsid="001db1c7" officeooo:paragraph-rsid="001db1c7" style:font-weight-asian="normal" style:font-weight-complex="normal"/>
    </style:style>
    <style:style style:name="P23" style:family="paragraph" style:parent-style-name="Standard">
      <style:text-properties fo:font-weight="normal" officeooo:rsid="001de9cf" officeooo:paragraph-rsid="001de9cf" style:font-weight-asian="normal" style:font-weight-complex="normal"/>
    </style:style>
    <style:style style:name="P24" style:family="paragraph" style:parent-style-name="Standard">
      <style:text-properties officeooo:paragraph-rsid="001db1c7"/>
    </style:style>
    <style:style style:name="P25" style:family="paragraph" style:parent-style-name="Standard">
      <style:text-properties officeooo:paragraph-rsid="001fe84c"/>
    </style:style>
    <style:style style:name="P26" style:family="paragraph" style:parent-style-name="Standard">
      <style:text-properties officeooo:rsid="002223d1" officeooo:paragraph-rsid="002223d1"/>
    </style:style>
    <style:style style:name="P27" style:family="paragraph" style:parent-style-name="Text_20_body">
      <style:text-properties fo:font-size="14pt" officeooo:paragraph-rsid="0018bfd1" style:font-size-asian="14pt" style:font-size-complex="14pt"/>
    </style:style>
    <style:style style:name="P28" style:family="paragraph" style:parent-style-name="Text_20_body">
      <style:text-properties officeooo:rsid="002223d1" officeooo:paragraph-rsid="002223d1"/>
    </style:style>
    <style:style style:name="P29" style:family="paragraph">
      <style:paragraph-properties fo:text-align="center"/>
    </style:style>
    <style:style style:name="T1" style:family="text">
      <style:text-properties officeooo:rsid="0017a18b"/>
    </style:style>
    <style:style style:name="T2" style:family="text">
      <style:text-properties officeooo:rsid="0018bfd1"/>
    </style:style>
    <style:style style:name="T3" style:family="text">
      <style:text-properties fo:font-weight="normal" officeooo:rsid="0018bfd1" style:font-weight-asian="normal" style:font-weight-complex="normal"/>
    </style:style>
    <style:style style:name="T4" style:family="text">
      <style:text-properties fo:font-size="14pt" fo:font-weight="bold" officeooo:rsid="0018bfd1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fe84c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b26f3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c646c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db1c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de9cf" style:font-size-asian="14pt" style:font-weight-asian="bold" style:font-size-complex="14pt" style:font-weight-complex="bold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8bfd1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9af7f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1c646c" style:font-size-asian="14pt" style:font-weight-asian="normal" style:font-size-complex="14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1db1c7" style:font-size-asian="14pt" style:font-size-complex="14pt"/>
    </style:style>
    <style:style style:name="T16" style:family="text">
      <style:text-properties fo:font-size="14pt" officeooo:rsid="001de9cf" style:font-size-asian="14pt" style:font-size-complex="14pt"/>
    </style:style>
    <style:style style:name="T17" style:family="text">
      <style:text-properties fo:font-size="14pt" officeooo:rsid="001fe84c" style:font-size-asian="14pt" style:font-size-complex="14pt"/>
    </style:style>
    <style:style style:name="T18" style:family="text">
      <style:text-properties fo:font-size="14pt" fo:font-style="italic" style:font-size-asian="14pt" style:font-style-asian="italic" style:font-size-complex="14pt" style:font-style-complex="italic"/>
    </style:style>
    <style:style style:name="T19" style:family="text">
      <style:text-properties fo:font-size="14pt" fo:font-style="italic" officeooo:rsid="001fe84c" style:font-size-asian="14pt" style:font-style-asian="italic" style:font-size-complex="14pt" style:font-style-complex="italic"/>
    </style:style>
    <style:style style:name="T20" style:family="text">
      <style:text-properties fo:font-size="14pt" fo:font-style="normal" style:font-size-asian="14pt" style:font-style-asian="normal" style:font-size-complex="14pt" style:font-style-complex="normal"/>
    </style:style>
    <style:style style:name="T21" style:family="text">
      <style:text-properties fo:font-size="14pt" fo:font-style="normal" officeooo:rsid="001fe84c" style:font-size-asian="14pt" style:font-style-asian="normal" style:font-size-complex="14pt" style:font-style-complex="normal"/>
    </style:style>
    <style:style style:name="T22" style:family="text">
      <style:text-properties fo:font-size="14pt" fo:font-style="normal" officeooo:rsid="00206839" style:font-size-asian="14pt" style:font-style-asian="normal" style:font-size-complex="14pt" style:font-style-complex="normal"/>
    </style:style>
    <style:style style:name="T23" style:family="text">
      <style:text-properties officeooo:rsid="001fb890"/>
    </style:style>
    <style:style style:name="T24" style:family="text">
      <style:text-properties officeooo:rsid="001fe84c"/>
    </style:style>
    <style:style style:name="T25" style:family="text">
      <style:text-properties fo:color="#800000" fo:font-size="14pt" fo:font-style="normal" style:font-size-asian="14pt" style:font-style-asian="normal" style:font-size-complex="14pt" style:font-style-complex="normal"/>
    </style:style>
    <style:style style:name="T26" style:family="text">
      <style:text-properties fo:color="#ce181e" fo:font-size="14pt" fo:font-style="normal" style:font-size-asian="14pt" style:font-style-asian="normal" style:font-size-complex="14pt" style:font-style-complex="normal"/>
    </style:style>
    <style:style style:name="T27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00000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e JDBC and ODBC. Briefly explain the different types of JDBC driver.</text:p>
      <text:p text:style-name="P1">[2013 Fall]</text:p>
      <text:p text:style-name="P18"><text:span text:style-name="T4">Ans: </text:span><text:span text:style-name="T11">JDBC (Java Database Connectivity) is the Java API that manages connecting to a database, issuing queries and commands, and handling result sets obtained from the database.</text:span></text:p>
      <text:p text:style-name="P27"><text:span text:style-name="T3">The JDBC interface consists of two layers:</text:span></text:p>
      <text:p text:style-name="P27"><text:span text:style-name="T3">-</text:span>The JDBC API supports communication between the Java application and the JDBC manager. </text:p>
      <text:p text:style-name="P27"><text:span text:style-name="T2">-</text:span>The JDBC driver supports communication between the JDBC manager and the database driver. </text:p>
      <text:p text:style-name="P18"><text:span text:style-name="T11">Open Database Connectivity (ODBC) is an open standard Application Programming Interface (API) for accessing a database. By using ODBC statements in a program, </text:span><text:span text:style-name="T12">we</text:span><text:span text:style-name="T11"> can access files in a number of different common databases. In addition to the ODBC software, a separate module or driver is needed for each database to be accessed.</text:span></text:p>
      <text:p text:style-name="P18"><text:span text:style-name="T11"/></text:p>
      <text:p text:style-name="P19"><text:span text:style-name="T11">T</text:span><text:span text:style-name="T10">ypes of JDBC drivers:</text:span></text:p>
      <text:p text:style-name="P21"><text:span text:style-name="T6">a. JDBC-ODBC bridge driver</text:span><text:span text:style-name="T7">: </text:span><text:span text:style-name="T13">The JDBC-ODBC bridge driver uses ODBC driver to connect to the database. The JDBC-ODBC bridge driver converts JDBC method calls into the ODBC function calls.</text:span></text:p>
      <text:p text:style-name="P20"><text:span text:style-name="T10">Its advantages are</text:span></text:p>
      <text:p text:style-name="P20"><text:span text:style-name="T10">- easy to use</text:span></text:p>
      <text:p text:style-name="P20"><text:span text:style-name="T10">- can be easily connected to any database</text:span></text:p>
      <text:p text:style-name="P20"><text:span text:style-name="T10"/></text:p>
      <text:p text:style-name="P20"><text:span text:style-name="T10">Its disadvantages are</text:span></text:p>
      <text:p text:style-name="P20"><text:span text:style-name="T10">- performance degraded because JDBC method call is converted into the ODBC function calls.</text:span></text:p>
      <text:p text:style-name="P20"><text:span text:style-name="T10">- ODBC driver needs to be installed on the client machine.</text:span></text:p>
      <text:p text:style-name="P19"/>
      <text:p text:style-name="P21"><text:span text:style-name="T6">b. Native-API driver</text:span><text:span text:style-name="T8">: </text:span><text:span text:style-name="T15">The Native API driver uses the client-side libraries of the database. The driver converts JDBC method calls into native calls of the database API. It is not written entirely in java. </text:span></text:p>
      <text:p text:style-name="P22"><text:span text:style-name="T14">Its advantages are:</text:span></text:p>
      <text:p text:style-name="P22"><text:span text:style-name="T14">- performance upgraded than JDBC_ODBC bridge driver.</text:span></text:p>
      <text:p text:style-name="P22"><text:span text:style-name="T14"/></text:p>
      <text:p text:style-name="P22"><text:span text:style-name="T14">Its disadvantages are:</text:span></text:p>
      <text:p text:style-name="P22"><text:span text:style-name="T14">- Native driver needs to be installed on the each client machine.</text:span></text:p>
      <text:p text:style-name="P22"><text:span text:style-name="T14">- Vendor client library needs to be installed on client machine.</text:span></text:p>
      <text:p text:style-name="P22"><text:span text:style-name="T14"/></text:p>
      <text:p text:style-name="P24"><text:span text:style-name="T6">c. Network Protocol driver</text:span><text:span text:style-name="T8">: </text:span><text:span text:style-name="T15">The Network Protocol driver uses middleware (application server) that converts JDBC calls directly or indirectly into the vendor-specific database protocol. It is fully written in java.</text:span></text:p>
      <text:p text:style-name="P24"><text:span text:style-name="T15"><text:s/></text:span></text:p>
      <text:p text:style-name="P22"><text:soft-page-break/><text:span text:style-name="T14">Its advantage are: </text:span></text:p>
      <text:p text:style-name="P22"><text:span text:style-name="T14">- No client side library is required because of application server that can perform many tasks like auditing, load balancing, logging etc.</text:span></text:p>
      <text:p text:style-name="P22"><text:span text:style-name="T14"/></text:p>
      <text:p text:style-name="P22"><text:span text:style-name="T14">Its disadvantages are:</text:span></text:p>
      <text:p text:style-name="P22"><text:span text:style-name="T14">- Network support is required on client machine.</text:span></text:p>
      <text:p text:style-name="P22"><text:span text:style-name="T14">- Requires database-specific coding to be done in the middle tier.</text:span></text:p>
      <text:p text:style-name="P22"><text:span text:style-name="T14">- maintenance of Network Protocol diver becomes costly because it requires database specific coding to be done in the middle tier.</text:span></text:p>
      <text:p text:style-name="P22"><text:span text:style-name="T14"/></text:p>
      <text:p text:style-name="P21"><text:span text:style-name="T6">d. Thin driver</text:span><text:span text:style-name="T9">: </text:span><text:span text:style-name="T16">The thin driver converts JDBC calls directly into the vendor-specific database protocol. That is why it is known as thin driver. It is fully written in Java language. </text:span></text:p>
      <text:p text:style-name="P23"><text:span text:style-name="T14">Its advantages are:</text:span></text:p>
      <text:p text:style-name="P23"><text:span text:style-name="T14">- Better performance than all other drivers.</text:span></text:p>
      <text:p text:style-name="P23"><text:span text:style-name="T14">- No software is required at client side or server side.</text:span></text:p>
      <text:p text:style-name="P23"><text:span text:style-name="T14"/></text:p>
      <text:p text:style-name="P23"><text:span text:style-name="T14">Its disadvantage:</text:span></text:p>
      <text:p text:style-name="P23"><text:span text:style-name="T14">- drivers depend on the database.</text:span></text:p>
      <text:p text:style-name="P19"><text:span text:style-name="T10"/></text:p>
      <text:p text:style-name="P18"><text:span text:style-name="T10"/></text:p>
      <text:p text:style-name="P17"/>
      <text:p text:style-name="P2">2. What are the steps involves for making a connection with a database. Write a java program to extract and display the information in console from ABC table of MS-access with suitable values. The ABC table has AAA and BBB fields.</text:p>
      <text:p text:style-name="P2">[2013 Fall]</text:p>
      <text:p text:style-name="P2"/>
      <text:p text:style-name="P3">3. Write a program to connect to a database using JDBC. Assume that database name is test Db and it has table named employee with records. [2013 Spring]</text:p>
      <text:p text:style-name="P3"/>
      <text:p text:style-name="P3"/>
      <text:p text:style-name="P4"><text:span text:style-name="T23">4</text:span>. Write short notes on </text:p>
      <text:p text:style-name="P4"><text:tab/>i) JDBC-ODBC Bridge</text:p>
      <text:p text:style-name="P4"><text:tab/>ii) Java Native Driver</text:p>
      <text:p text:style-name="P4"/>
      <text:p text:style-name="P4"><text:span text:style-name="T23">5</text:span>. Write the steps to insert data in following table</text:p>
      <text:p text:style-name="P4"><text:tab/> Table name: student</text:p>
      <text:p text:style-name="P4"><draw:line text:anchor-type="paragraph" draw:z-index="0" draw:name="Shape1" draw:style-name="gr1" draw:text-style-name="P29" svg:x1="0.2929in" svg:y1="0.2665in" svg:x2="2.4039in" svg:y2="0.2665in"><text:p/></draw:line><text:tab/>Column <text:tab/><text:tab/>DataType</text:p>
      <text:p text:style-name="P4"/>
      <text:p text:style-name="P4"><text:tab/>Id<text:tab/><text:tab/><text:tab/><text:tab/>number</text:p>
      <text:p text:style-name="P4"><text:tab/>Name<text:tab/><text:tab/><text:tab/>varchar</text:p>
      <text:p text:style-name="P4"><text:tab/>Roll<text:tab/><text:tab/><text:tab/>number</text:p>
      <text:p text:style-name="P5">[2014 Fall]</text:p>
      <text:p text:style-name="P5"/>
      <text:p text:style-name="P4"/>
      <text:p text:style-name="P4"><text:soft-page-break/><text:span text:style-name="T23">6</text:span> Write a simple Java program to connect ms access database and insert data in the table named "Student" which have four fields named "id", "name", "address", "DOB", and "Class". [2014 Spring]</text:p>
      <text:p text:style-name="P4"/>
      <text:p text:style-name="P6"><text:span text:style-name="T23">7</text:span>. Diffrentiate between simple statements and prepared statements. Provide an example to illustrate their differences. [2015 Spring]</text:p>
      <text:p text:style-name="P6"/>
      <text:p text:style-name="P7"><text:span text:style-name="T23">8</text:span>. What is ResultSetMetData. Provide a simple example code to illustrate its </text:p>
      <text:p text:style-name="P7">usage. [2016 Fall]</text:p>
      <text:p text:style-name="P25"><text:span text:style-name="T5">Ans: </text:span><text:span text:style-name="Emphasis"><text:span text:style-name="T20">ResultSetMetaData</text:span></text:span><text:span text:style-name="T20"> is an interface in </text:span><text:span text:style-name="Emphasis"><text:span text:style-name="T20">java.sql</text:span></text:span><text:span text:style-name="T20"> package of JDBC API which is used to get the metadata about a </text:span><text:span text:style-name="Emphasis"><text:span text:style-name="T20">ResultSet</text:span></text:span><text:span text:style-name="T20"> object.</text:span><text:span text:style-name="T21"> </text:span><text:span text:style-name="T20">Whenever </text:span><text:span text:style-name="T22">we</text:span><text:span text:style-name="T20"> query</text:span><text:span text:style-name="T21"> </text:span><text:span text:style-name="T20">the database using SELECT statement, the result will</text:span><text:span text:style-name="T21"> </text:span><text:span text:style-name="T20">be stored in a </text:span><text:span text:style-name="Emphasis"><text:span text:style-name="T20">ResultSet</text:span></text:span><text:span text:style-name="T20"> object. Every </text:span><text:span text:style-name="Emphasis"><text:span text:style-name="T20">ResultSet</text:span></text:span><text:span text:style-name="T20"> object is associated with one </text:span><text:span text:style-name="Emphasis"><text:span text:style-name="T20">ResultSetMetaData</text:span></text:span><text:span text:style-name="T20"> object. This object will have all the meta data about a </text:span><text:span text:style-name="Emphasis"><text:span text:style-name="T20">ResultSet</text:span></text:span><text:span text:style-name="T20"> object like schema name, table name, number of columns, column name, datatype of a column etc.</text:span></text:p>
      <text:p text:style-name="P25"><text:span text:style-name="T20"/></text:p>
      <text:p text:style-name="P26"><text:span text:style-name="T21">S</text:span><text:span text:style-name="T20">yntax:</text:span></text:p>
      <text:p text:style-name="P28"><text:span text:style-name="Strong_20_Emphasis"><text:span text:style-name="T28">ResultSetMetaData rsmd = rs.getMetaData();</text:span></text:span></text:p>
      <text:p text:style-name="P26"><text:span text:style-name="T20"/></text:p>
      <text:p text:style-name="P16"/>
      <text:p text:style-name="P7"/>
      <text:p text:style-name="P7"><text:span text:style-name="T23">9</text:span>. Discuss about different types of database drivers. [2016 Fall]</text:p>
      <text:p text:style-name="P7"/>
      <text:p text:style-name="P8">1<text:span text:style-name="T23">0</text:span>. Why JDBC is required in Java? Explain the role of JDBC Driver.</text:p>
      <text:p text:style-name="P8"><text:s/>[2016 Spring]</text:p>
      <text:p text:style-name="P8"/>
      <text:p text:style-name="P9">1<text:span text:style-name="T23">1</text:span>. What are the different types of JDBC statements available? Explain with example. [2017 Fall]</text:p>
      <text:p text:style-name="P9"/>
      <text:p text:style-name="P10">1<text:span text:style-name="T23">2</text:span>. Write a program to display all records from the database table. Assume the name of database and table yourself. [2018 Fall]</text:p>
      <text:p text:style-name="P10"/>
      <text:p text:style-name="P11">1<text:span text:style-name="T23">3</text:span>. What is the benefit of using prepared Statement in Java? What is JDBC database connection pool? How to setup in Java? [2018 Spring]</text:p>
      <text:p text:style-name="P11"/>
      <text:p text:style-name="P12">1<text:span text:style-name="T23">4</text:span>. A databasr "testdb" contains a table "employee" with some records having name, post , salary. Write a program to update the salary to 50000 whose post is "Manager". [2018 Spring]</text:p>
      <text:p text:style-name="P12"/>
      <text:p text:style-name="P13">1<text:span text:style-name="T23">5</text:span>. Briefly describe the JDBC-ODBC types of bridges and driver in java. </text:p>
      <text:p text:style-name="P13">[2019 Fall]</text:p>
      <text:p text:style-name="P13"/>
      <text:p text:style-name="P14">1<text:span text:style-name="T23">6</text:span>. WAP to display only those records whose salary is more than 25000 from a table that contains id, name, post and salary of some employees.<text:span text:style-name="T1"> [2019 Fall]</text:span></text:p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45:20.922456151</meta:creation-date>
    <meta:generator>LibreOffice/6.0.7.3$Linux_X86_64 LibreOffice_project/00m0$Build-3</meta:generator>
    <dc:date>2020-02-21T18:40:36.034350943</dc:date>
    <meta:editing-duration>PT55M1S</meta:editing-duration>
    <meta:editing-cycles>27</meta:editing-cycles>
    <meta:document-statistic meta:table-count="0" meta:image-count="0" meta:object-count="0" meta:page-count="4" meta:paragraph-count="65" meta:word-count="841" meta:character-count="5126" meta:non-whitespace-character-count="4322"/>
  </office:meta>
</office:document-meta>
</file>